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el" style:master-page-name="MP0" style:family="paragraph">
      <style:paragraph-properties fo:break-before="page"/>
    </style:style>
    <style:style style:name="T2" style:parent-style-name="Absatz-Standardschriftart" style:family="text">
      <style:text-properties fo:language="en" fo:country="GB" style:language-complex="de" style:country-complex="DE"/>
    </style:style>
    <style:style style:name="P3" style:parent-style-name="Überschrift1" style:family="paragraph">
      <style:text-properties fo:language="en" fo:country="GB"/>
    </style:style>
    <style:style style:name="T4" style:parent-style-name="Absatz-Standardschriftart" style:family="text">
      <style:text-properties style:language-complex="de" style:country-complex="DE"/>
    </style:style>
    <style:style style:name="TableColumn6" style:family="table-column">
      <style:table-column-properties style:column-width="1.8097in" style:use-optimal-column-width="false"/>
    </style:style>
    <style:style style:name="TableColumn7" style:family="table-column">
      <style:table-column-properties style:column-width="4.959in" style:use-optimal-column-width="false"/>
    </style:style>
    <style:style style:name="Table5" style:family="table">
      <style:table-properties style:width="6.7687in" style:rel-width="100%" fo:margin-left="-0.0798in" table:align="left"/>
    </style:style>
    <style:style style:name="TableRow8" style:family="table-row">
      <style:table-row-properties style:min-row-height="0.25in" style:use-optimal-row-height="false" fo:keep-together="always"/>
    </style:style>
    <style:style style:name="TableCell9" style:family="table-cell">
      <style:table-cell-properties fo:border="none" style:writing-mode="lr-tb" style:vertical-align="bottom" fo:padding-top="0in" fo:padding-left="0.0798in" fo:padding-bottom="0.2in" fo:padding-right="0.0798in"/>
    </style:style>
    <style:style style:name="TableCell10" style:family="table-cell">
      <style:table-cell-properties fo:border="none" style:writing-mode="lr-tb" style:vertical-align="bottom" fo:padding-top="0in" fo:padding-left="0.0798in" fo:padding-bottom="0.2in" fo:padding-right="0.0798in"/>
    </style:style>
    <style:style style:name="P11" style:parent-style-name="Standard" style:family="paragraph">
      <style:paragraph-properties fo:margin-top="0in" fo:margin-bottom="0in"/>
      <style:text-properties text:display="none"/>
    </style:style>
    <style:style style:name="TableColumn13" style:family="table-column">
      <style:table-column-properties style:column-width="1.6548in" style:use-optimal-column-width="false"/>
    </style:style>
    <style:style style:name="TableColumn14" style:family="table-column">
      <style:table-column-properties style:column-width="5.1138in" style:use-optimal-column-width="false"/>
    </style:style>
    <style:style style:name="Table12" style:family="table">
      <style:table-properties style:width="6.7687in" style:rel-width="100%" fo:margin-left="-0.0798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17" style:parent-style-name="Überschrift2" style:family="paragraph">
      <style:paragraph-properties fo:margin-top="0in" fo:margin-bottom="0.0416in" fo:line-height="100%"/>
    </style:style>
    <style:style style:name="T18" style:parent-style-name="Absatz-Standardschriftart" style:family="text">
      <style:text-properties style:language-complex="de" style:country-complex="DE"/>
    </style:style>
    <style:style style:name="TableCell19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20" style:parent-style-name="Überschrift2" style:family="paragraph">
      <style:paragraph-properties fo:margin-top="0in" fo:margin-bottom="0.0416in" fo:line-height="100%"/>
    </style:style>
    <style:style style:name="P21" style:parent-style-name="Standard" style:family="paragraph">
      <style:paragraph-properties fo:margin-top="0in" fo:margin-bottom="0in" fo:line-height="100%"/>
    </style:style>
    <style:style style:name="P22" style:parent-style-name="Standard" style:family="paragraph">
      <style:paragraph-properties fo:margin-top="0in" fo:margin-bottom="0in" fo:line-height="100%"/>
    </style:style>
    <style:style style:name="T23" style:parent-style-name="Absatz-Standardschriftart" style:family="text">
      <style:text-properties fo:font-size="10pt" style:font-size-asian="10pt" style:font-size-complex="10pt"/>
    </style:style>
    <style:style style:name="T24" style:parent-style-name="Absatz-Standardschriftart" style:family="text">
      <style:text-properties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27" style:parent-style-name="Überschrift2" style:family="paragraph">
      <style:paragraph-properties fo:margin-top="0in" fo:margin-bottom="0.0416in" fo:line-height="100%"/>
    </style:style>
    <style:style style:name="T28" style:parent-style-name="Absatz-Standardschriftart" style:family="text">
      <style:text-properties style:language-complex="de" style:country-complex="DE"/>
    </style:style>
    <style:style style:name="TableCell29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30" style:parent-style-name="Überschrift2" style:family="paragraph">
      <style:paragraph-properties fo:margin-top="0in" fo:margin-bottom="0.0416in" fo:line-height="100%"/>
    </style:style>
    <style:style style:name="P31" style:parent-style-name="Standard" style:family="paragraph">
      <style:paragraph-properties fo:margin-top="0in" fo:margin-bottom="0in" fo:line-height="100%"/>
    </style:style>
    <style:style style:name="P32" style:parent-style-name="Standard" style:family="paragraph">
      <style:paragraph-properties fo:margin-top="0in" fo:margin-bottom="0in" fo:line-height="100%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35" style:parent-style-name="Überschrift2" style:family="paragraph">
      <style:paragraph-properties fo:margin-top="0in" fo:margin-bottom="0.0416in" fo:line-height="100%"/>
    </style:style>
    <style:style style:name="T36" style:parent-style-name="Absatz-Standardschriftart" style:family="text">
      <style:text-properties style:language-complex="de" style:country-complex="DE"/>
    </style:style>
    <style:style style:name="TableCell37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38" style:parent-style-name="Überschrift2" style:family="paragraph">
      <style:paragraph-properties fo:margin-top="0in" fo:margin-bottom="0.0416in" fo:line-height="100%"/>
    </style:style>
    <style:style style:name="P39" style:parent-style-name="Standard" style:family="paragraph">
      <style:paragraph-properties fo:margin-top="0in" fo:margin-bottom="0in" fo:line-height="100%"/>
    </style:style>
    <style:style style:name="P40" style:parent-style-name="Standard" style:family="paragraph">
      <style:paragraph-properties fo:margin-top="0in" fo:margin-bottom="0in" fo:line-height="100%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43" style:parent-style-name="Überschrift2" style:family="paragraph">
      <style:paragraph-properties fo:margin-top="0in" fo:margin-bottom="0.0416in" fo:line-height="100%"/>
    </style:style>
    <style:style style:name="T44" style:parent-style-name="Absatz-Standardschriftart" style:family="text">
      <style:text-properties style:language-complex="de" style:country-complex="DE"/>
    </style:style>
    <style:style style:name="TableCell45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46" style:parent-style-name="Überschrift2" style:family="paragraph">
      <style:paragraph-properties fo:margin-top="0in" fo:margin-bottom="0.0416in" fo:line-height="100%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49" style:parent-style-name="Überschrift2" style:family="paragraph">
      <style:paragraph-properties fo:margin-top="0in" fo:margin-bottom="0.0416in" fo:line-height="100%"/>
    </style:style>
    <style:style style:name="T50" style:parent-style-name="Absatz-Standardschriftart" style:family="text">
      <style:text-properties style:language-complex="de" style:country-complex="DE"/>
    </style:style>
    <style:style style:name="TableCell51" style:family="table-cell">
      <style:table-cell-properties fo:border-top="0.0208in double #7F7F7F" style:border-line-width-top="0.0069in 0.0069in 0.0069in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52" style:parent-style-name="Überschrift2" style:family="paragraph">
      <style:paragraph-properties fo:margin-top="0in" fo:margin-bottom="0.0416in" fo:line-height="100%"/>
    </style:style>
    <style:style style:name="P53" style:parent-style-name="Standard" style:family="paragraph">
      <style:paragraph-properties fo:margin-top="0in" fo:margin-bottom="0in" fo:line-height="100%"/>
    </style:style>
    <style:style style:name="P54" style:parent-style-name="Standard" style:family="paragraph">
      <style:paragraph-properties fo:margin-top="0in" fo:margin-bottom="0in" fo:line-height="100%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57" style:parent-style-name="Überschrift2" style:family="paragraph">
      <style:paragraph-properties fo:margin-top="0in" fo:margin-bottom="0.0416in" fo:line-height="100%"/>
    </style:style>
    <style:style style:name="TableCell58" style:family="table-cell">
      <style:table-cell-properties fo:border-top="none" fo:border-left="none" fo:border-bottom="0.0208in double #7F7F7F" style:border-line-width-bottom="0.0069in 0.0069in 0.0069in" fo:border-right="none" style:writing-mode="lr-tb" fo:padding-top="0.1in" fo:padding-left="0.0798in" fo:padding-bottom="0.1in" fo:padding-right="0.0798in"/>
    </style:style>
    <style:style style:name="P59" style:parent-style-name="Überschrift2" style:family="paragraph">
      <style:paragraph-properties fo:margin-top="0in" fo:margin-bottom="0.0416in" fo:line-height="100%"/>
    </style:style>
    <style:style style:name="P60" style:parent-style-name="Standard" style:family="paragraph">
      <style:paragraph-properties fo:margin-top="0in" fo:margin-bottom="0in" fo:line-height="100%"/>
    </style:style>
    <style:style style:name="P61" style:parent-style-name="Standard" style:family="paragraph">
      <style:paragraph-properties fo:margin-top="0in" fo:margin-bottom="0in" fo:line-height="100%"/>
    </style:style>
  </office:automatic-styles>
  <office:body>
    <office:text text:use-soft-page-breaks="true">
      <text:p text:style-name="P1"><text:span text:style-name="T2">AGENDA</text:span></text:p>
      <text:h text:style-name="P3" text:outline-level="1">Kick-off Digital Twin of Injection Molding</text:h>
      <text:h text:style-name="Überschrift2" text:outline-level="2">26.01.2021</text:h>
      <text:h text:style-name="Überschrift2" text:outline-level="2">13:00<text:s/><text:span text:style-name="T4">–</text:span>16:00</text:h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h text:style-name="Überschrift3" text:outline-level="3"/>
          </table:table-cell>
          <table:table-cell table:style-name="TableCell10">
            <text:p text:style-name="Standard"/>
          </table:table-cell>
        </table:table-row>
      </table:table>
      <text:p text:style-name="P11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h text:style-name="P17" text:outline-level="2">13:00<text:s/><text:span text:style-name="T18">–<text:s/></text:span>13:30</text:h>
          </table:table-cell>
          <table:table-cell table:style-name="TableCell19">
            <text:h text:style-name="P20" text:outline-level="2">Begrüßung (30 min)</text:h>
            <text:p text:style-name="P21">Selbstvorstellung der Fachgebiete MRT und IfW<text:s/>(20 min)</text:p>
            <text:p text:style-name="P22">Selbstvorstellung des Projektbeirates (<text:span text:style-name="T23">2</text:span><text:span text:style-name="T24"><text:s/></text:span>min pro Partner)</text:p>
          </table:table-cell>
        </table:table-row>
        <table:table-row table:style-name="TableRow25">
          <table:table-cell table:style-name="TableCell26">
            <text:h text:style-name="P27" text:outline-level="2">13:30<text:s/><text:span text:style-name="T28">–<text:s/></text:span>13:50</text:h>
          </table:table-cell>
          <table:table-cell table:style-name="TableCell29">
            <text:h text:style-name="P30" text:outline-level="2">Vorstellung des Projektes (20 min)</text:h>
            <text:p text:style-name="P31">Motivation (10 min)</text:p>
            <text:p text:style-name="P32">Projektstruktur &amp; Überblick über geplante<text:s/>Maßnahmen (10 min)</text:p>
          </table:table-cell>
        </table:table-row>
        <table:table-row table:style-name="TableRow33">
          <table:table-cell table:style-name="TableCell34">
            <text:h text:style-name="P35" text:outline-level="2">13:50<text:s/><text:span text:style-name="T36">–<text:s/></text:span>14:35</text:h>
          </table:table-cell>
          <table:table-cell table:style-name="TableCell37">
            <text:h text:style-name="P38" text:outline-level="2">Technisch-methodische Entwicklung<text:s/>(45<text:s/>min)</text:h>
            <text:p text:style-name="P39">Vorstellung der geplanten Entwicklungsmaßnahmen(30<text:s/>min)</text:p>
            <text:p text:style-name="P40">Fachliche Diskussion<text:s/>(15<text:s/>min)</text:p>
          </table:table-cell>
        </table:table-row>
        <table:table-row table:style-name="TableRow41">
          <table:table-cell table:style-name="TableCell42">
            <text:h text:style-name="P43" text:outline-level="2">14:35<text:s/><text:span text:style-name="T44">–<text:s/></text:span>14:50</text:h>
          </table:table-cell>
          <table:table-cell table:style-name="TableCell45">
            <text:h text:style-name="P46" text:outline-level="2">Kaffeepause (15<text:s/>min)</text:h>
          </table:table-cell>
        </table:table-row>
        <table:table-row table:style-name="TableRow47">
          <table:table-cell table:style-name="TableCell48">
            <text:h text:style-name="P49" text:outline-level="2">14:50<text:span text:style-name="T50"><text:s/>–<text:s/></text:span>15:10</text:h>
          </table:table-cell>
          <table:table-cell table:style-name="TableCell51">
            <text:h text:style-name="P52" text:outline-level="2">Wissens- und Technologietransfer (20 min)</text:h>
            <text:p text:style-name="P53">Vorstellung<text:s/>der geplanten<text:s/>Transfermaßnahmen<text:s/>(10<text:s/>min)</text:p>
            <text:p text:style-name="P54">Diskussion und Verabschiedung des Transferkonzeptes <text:s/>(10 min)</text:p>
          </table:table-cell>
        </table:table-row>
        <table:table-row table:style-name="TableRow55">
          <table:table-cell table:style-name="TableCell56">
            <text:h text:style-name="P57" text:outline-level="2">15:10 -<text:s/>15:40</text:h>
          </table:table-cell>
          <table:table-cell table:style-name="TableCell58">
            <text:h text:style-name="P59" text:outline-level="2">Organisation der<text:s/>Zusammenarbeit &amp; Abschlussdiskussion (30<text:s/>min)</text:h>
            <text:p text:style-name="P60">Rolle des Projektbeirates und Modalitäten der Zusammenarbeit (10 min)</text:p>
            <text:p text:style-name="P61">Abschlussdiskussion (10 min)</text:p>
          </table:table-cell>
        </table:table-row>
      </table:table>
      <text:h text:style-name="Überschrift4" text:outline-level="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416in" fo:margin-bottom="0.0416in" fo:line-height="115%" fo:background-color="transparent" style:tab-stop-distance="0.5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keep-with-next="always" fo:margin-top="0.1666in"/>
      <style:text-properties fo:font-weight="bold" style:font-weight-asian="bold" style:font-weight-complex="bold" style:letter-kerning="true" fo:font-size="14pt" style:font-size-asian="14pt" style:font-size-complex="16pt" fo:hyphenate="false"/>
    </style:style>
    <style:style style:name="Überschrift2" style:display-name="Überschrift 2" style:family="paragraph" style:parent-style-name="Standard" style:default-outline-level="2">
      <style:paragraph-properties fo:margin-bottom="0.1388in"/>
      <style:text-properties fo:font-weight="bold" style:font-weight-asian="bold" fo:hyphenate="false"/>
    </style:style>
    <style:style style:name="Überschrift3" style:display-name="Überschrift 3" style:family="paragraph" style:parent-style-name="Standard" style:default-outline-level="3">
      <style:text-properties fo:font-weight="bold" style:font-weight-asian="bold" fo:hyphenate="false"/>
    </style:style>
    <style:style style:name="Überschrift4" style:display-name="Überschrift 4" style:family="paragraph" style:parent-style-name="Standard" style:default-outline-level="4">
      <style:paragraph-properties fo:keep-with-next="always" fo:keep-together="always" fo:margin-top="0.2083in" fo:margin-bottom="0.0694in"/>
      <style:text-properties style:font-name-asian="Times New Roman" fo:font-weight="bold" style:font-weight-asian="bold" style:font-style-complex="italic" fo:hyphenate="false"/>
    </style:style>
    <style:style style:name="Überschrift5" style:display-name="Überschrift 5" style:family="paragraph" style:parent-style-name="Standard" style:default-outline-level="5">
      <style:paragraph-properties fo:keep-with-next="always" fo:keep-together="always" fo:margin-top="0.0277in" fo:margin-bottom="0in"/>
      <style:text-properties style:font-name-asian="Times New Roman" fo:color="#365F91" fo:hyphenate="false"/>
    </style:style>
    <style:style style:name="Überschrift6" style:display-name="Überschrift 6" style:family="paragraph" style:parent-style-name="Standard" style:default-outline-level="6">
      <style:paragraph-properties fo:keep-with-next="always" fo:keep-together="always" fo:margin-top="0.0277in" fo:margin-bottom="0in"/>
      <style:text-properties style:font-name-asian="Times New Roman" fo:color="#243F60" fo:hyphenate="false"/>
    </style:style>
    <style:style style:name="Überschrift7" style:display-name="Überschrift 7" style:family="paragraph" style:parent-style-name="Standard" style:default-outline-level="7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243F60" fo:hyphenate="false"/>
    </style:style>
    <style:style style:name="Überschrift8" style:display-name="Überschrift 8" style:family="paragraph" style:parent-style-name="Standard" style:default-outline-level="8">
      <style:paragraph-properties fo:keep-with-next="always" fo:keep-together="always" fo:margin-top="0.0277in" fo:margin-bottom="0in"/>
      <style:text-properties style:font-name-asian="Times New Roman" fo:color="#272727" style:font-size-complex="10.5pt" fo:hyphenate="false"/>
    </style:style>
    <style:style style:name="Überschrift9" style:display-name="Überschrift 9" style:family="paragraph" style:parent-style-name="Standard" style:default-outline-level="9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272727" style:font-size-complex="10.5pt" fo:hyphenate="false"/>
    </style:style>
    <style:style style:name="Standard" style:display-name="Standard" style:family="paragraph">
      <style:text-properties style:font-name-asian="Arial" style:font-name-complex="Arial" fo:hyphenate="false"/>
    </style:style>
    <style:style style:name="Absatz-Standardschriftart" style:display-name="Absatz-Standardschriftart" style:family="text"/>
    <style:style style:name="Ort" style:display-name="Ort" style:family="paragraph" style:parent-style-name="Standard">
      <style:paragraph-properties fo:text-align="end"/>
      <style:text-properties fo:hyphenate="false"/>
    </style:style>
    <style:style style:name="Sprechblasentext" style:display-name="Sprechblasentext" style:family="paragraph" style:parent-style-name="Standard">
      <style:paragraph-properties fo:margin-top="0in" fo:margin-bottom="0in" fo:line-height="100%"/>
      <style:text-properties style:font-name="Tahoma" style:font-name-asian="Tahoma" style:font-name-complex="Tahoma" style:font-size-complex="8pt" fo:hyphenate="false"/>
    </style:style>
    <style:style style:name="Titel" style:display-name="Titel" style:family="paragraph" style:parent-style-name="Standard" style:next-style-name="Überschrift1">
      <style:paragraph-properties fo:text-align="end" fo:margin-top="0.1666in" fo:margin-bottom="0.0555in"/>
      <style:text-properties fo:font-weight="bold" style:font-weight-asian="bold" fo:text-transform="uppercase" fo:color="#404040" fo:font-size="28pt" style:font-size-asian="28pt" fo:hyphenate="false"/>
    </style:style>
    <style:style style:name="Blocktext" style:display-name="Blocktext" style:family="paragraph" style:parent-style-name="Standard">
      <style:paragraph-properties fo:border="0.0034in solid #365F91" fo:padding="0.1388in" style:shadow="none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365F91" fo:hyphenate="false"/>
    </style:style>
    <style:style style:name="Textkörper3" style:display-name="Textkörper 3" style:family="paragraph" style:parent-style-name="Standard">
      <style:paragraph-properties fo:margin-bottom="0.0833in"/>
      <style:text-properties style:font-size-complex="8pt" fo:hyphenate="false"/>
    </style:style>
    <style:style style:name="Textkörper" style:display-name="Textkörper" style:family="paragraph" style:parent-style-name="Standard">
      <style:paragraph-properties fo:margin-bottom="0.0833in"/>
      <style:text-properties fo:hyphenate="false"/>
    </style:style>
    <style:style style:name="Textkörper-Zeileneinzug" style:display-name="Textkörper-Zeileneinzug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Textkörper-Einzug3" style:display-name="Textkörper-Einzug 3" style:family="paragraph" style:parent-style-name="Standard">
      <style:paragraph-properties fo:margin-bottom="0.0833in" fo:margin-left="0.1965in">
        <style:tab-stops/>
      </style:paragraph-properties>
      <style:text-properties style:font-size-complex="8pt" fo:hyphenate="false"/>
    </style:style>
    <style:style style:name="Beschriftung" style:display-name="Beschriftung" style:family="paragraph" style:parent-style-name="Standard" style:next-style-name="Standard">
      <style:paragraph-properties fo:margin-top="0in" fo:margin-bottom="0.1388in" fo:line-height="100%"/>
      <style:text-properties fo:font-style="italic" style:font-style-asian="italic" style:font-style-complex="italic" fo:color="#1F497D" style:font-size-complex="9pt" fo:hyphenate="false"/>
    </style:style>
    <style:style style:name="Kommentartext" style:display-name="Kommentartext" style:family="paragraph" style:parent-style-name="Standard">
      <style:paragraph-properties fo:line-height="100%"/>
      <style:text-properties style:font-size-complex="10pt" fo:hyphenate="false"/>
    </style:style>
    <style:style style:name="Kommentarthema" style:display-name="Kommentarthema" style:family="paragraph" style:parent-style-name="Kommentartext" style:next-style-name="Kommentartext">
      <style:text-properties fo:font-weight="bold" style:font-weight-asian="bold" style:font-weight-complex="bold" fo:hyphenate="false"/>
    </style:style>
    <style:style style:name="Dokumentstruktur" style:display-name="Dokumentstruktur" style:family="paragraph" style:parent-style-name="Standard">
      <style:paragraph-properties fo:margin-top="0in" fo:margin-bottom="0in" fo:line-height="100%"/>
      <style:text-properties style:font-name="Segoe UI" style:font-name-asian="Segoe UI" style:font-name-complex="Segoe UI" style:font-size-complex="8pt" fo:hyphenate="false"/>
    </style:style>
    <style:style style:name="Endnotentext" style:display-name="Endnotentext" style:family="paragraph" style:parent-style-name="Standard">
      <style:paragraph-properties fo:margin-top="0in" fo:margin-bottom="0in" fo:line-height="100%"/>
      <style:text-properties style:font-size-complex="10pt" fo:hyphenate="false"/>
    </style:style>
    <style:style style:name="Umschlagabsenderadresse" style:display-name="Umschlagabsenderadresse" style:family="paragraph" style:parent-style-name="Standard">
      <style:paragraph-properties fo:margin-top="0in" fo:margin-bottom="0in" fo:line-height="100%"/>
      <style:text-properties style:font-name-asian="Times New Roman" style:font-size-complex="10pt" fo:hyphenate="false"/>
    </style:style>
    <style:style style:name="Fußnotentext" style:display-name="Fußnotentext" style:family="paragraph" style:parent-style-name="Standard">
      <style:paragraph-properties fo:margin-top="0in" fo:margin-bottom="0in" fo:line-height="100%"/>
      <style:text-properties style:font-size-complex="10pt" fo:hyphenate="false"/>
    </style:style>
    <style:style style:name="HTMLVorformatiert" style:display-name="HTML Vorformatiert" style:family="paragraph" style:parent-style-name="Standard">
      <style:paragraph-properties fo:margin-top="0in" fo:margin-bottom="0in" fo:line-height="100%"/>
      <style:text-properties style:font-name="Consolas" style:font-name-asian="Consolas" style:font-name-complex="Consolas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dex1" style:display-name="Index 1" style:family="paragraph" style:parent-style-name="Standard" style:next-style-name="Standard" style:auto-update="true">
      <style:paragraph-properties fo:margin-top="0in" fo:margin-bottom="0in" fo:line-height="100%" fo:margin-left="0.1527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Standard" style:next-style-name="Standard" style:auto-update="true">
      <style:paragraph-properties fo:margin-top="0in" fo:margin-bottom="0in" fo:line-height="100%" fo:margin-left="1.375in" fo:text-indent="-0.1527in">
        <style:tab-stops/>
      </style:paragraph-properties>
      <style:text-properties fo:hyphenate="false"/>
    </style:style>
    <style:style style:name="Liste" style:display-name="Liste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Aufzählungszeichen" style:display-name="Aufzählungszeichen" style:family="paragraph" style:parent-style-name="Standard" style:list-style-name="LFO6">
      <style:text-properties fo:hyphenate="false"/>
    </style:style>
    <style:style style:name="Listenfortsetzung" style:display-name="Listenfortsetzung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Makrotext" style:display-name="Makro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name-asian="Consolas" style:font-name-complex="Arial" style:font-size-complex="10pt" fo:hyphenate="false"/>
    </style:style>
    <style:style style:name="Nachrichtenkopf" style:display-name="Nachrichtenkopf" style:family="paragraph" style:parent-style-name="Standard">
      <style:paragraph-properties fo:border="0.0104in solid #000000" fo:padding="0.0138in" style:shadow="none" fo:margin-top="0in" fo:margin-bottom="0in" fo:line-height="100%" fo:margin-left="0.7875in" fo:text-indent="-0.7875in">
        <style:tab-stops/>
      </style:paragraph-properties>
      <style:text-properties style:font-name-asian="Times New Roman" fo:font-size="12pt" style:font-size-asian="12pt" style:font-size-complex="12pt" fo:hyphenate="false"/>
    </style:style>
    <style:style style:name="NurText" style:display-name="Nur Text" style:family="paragraph" style:parent-style-name="Standard">
      <style:paragraph-properties fo:margin-top="0in" fo:margin-bottom="0in" fo:line-height="100%"/>
      <style:text-properties style:font-name="Consolas" style:font-name-asian="Consolas" style:font-name-complex="Consolas" style:font-size-complex="10.5pt" fo:hyphenate="false"/>
    </style:style>
    <style:style style:name="Anrede" style:display-name="Anrede" style:family="paragraph" style:parent-style-name="Standard" style:next-style-name="Standard">
      <style:text-properties fo:hyphenate="false"/>
    </style:style>
    <style:style style:name="Untertitel" style:display-name="Untertitel" style:family="paragraph" style:parent-style-name="Standard">
      <style:paragraph-properties fo:margin-bottom="0.1111in"/>
      <style:text-properties style:font-name-asian="Times New Roman" fo:color="#5A5A5A" fo:letter-spacing="0.0104in" fo:hyphenate="false"/>
    </style:style>
    <style:style style:name="Rechtsgrundlagenverzeichnis" style:display-name="Rechtsgrundlagenverzeichnis" style:family="paragraph" style:parent-style-name="Standard" style:next-style-name="Standard">
      <style:paragraph-properties fo:margin-bottom="0in" fo:margin-left="0.1527in" fo:text-indent="-0.1527in">
        <style:tab-stops/>
      </style:paragraph-properties>
      <style:text-properties fo:hyphenate="false"/>
    </style:style>
    <style:style style:name="Abbildungsverzeichnis" style:display-name="Abbildungsverzeichnis" style:family="paragraph" style:parent-style-name="Standard" style:next-style-name="Standard">
      <style:paragraph-properties fo:margin-bottom="0in"/>
      <style:text-properties fo:hyphenate="false"/>
    </style:style>
    <style:style style:name="RGV-Überschrift" style:display-name="RGV-Überschrift" style:family="paragraph" style:parent-style-name="Standard" style:next-style-name="Standard">
      <style:paragraph-properties fo:margin-top="0.0833in"/>
      <style:text-properties style:font-name-asian="Times New Roman" fo:font-weight="bold" style:font-weight-asian="bold" style:font-weight-complex="bold" fo:font-size="12pt" style:font-size-asian="12pt" style:font-size-complex="12pt" fo:hyphenate="fals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Zitat" style:display-name="Zitat" style:family="paragraph" style:parent-style-name="Standard">
      <style:paragraph-properties fo:text-align="center" fo:margin-top="0.1388in" fo:margin-bottom="0.1111in"/>
      <style:text-properties fo:font-style="italic" style:font-style-asian="italic" style:font-style-complex="italic" fo:color="#404040" fo:hyphenate="false"/>
    </style:style>
    <style:style style:name="IntensivesZitat" style:display-name="Intensives Zitat" style:family="paragraph" style:parent-style-name="Standard" style:next-style-name="Standard">
      <style:paragraph-properties fo:text-align="center" fo:margin-top="0.25in" fo:margin-bottom="0.25in"/>
      <style:text-properties fo:font-style="italic" style:font-style-asian="italic" style:font-style-complex="italic" fo:color="#365F91" fo:hyphenate="false"/>
    </style:style>
    <style:style style:name="Inhaltsverzeichnisüberschrift" style:display-name="Inhaltsverzeichnisüberschrift" style:family="paragraph" style:parent-style-name="Überschrift1" style:next-style-name="Überschrift1" style:default-outline-level="1">
      <style:text-properties style:font-name-asian="Times New Roman" style:font-weight-complex="normal" fo:hyphenate="false"/>
    </style:style>
    <style:style style:name="Kopfzeile" style:display-name="Kopfzeile" style:family="paragraph" style:parent-style-name="HeaderandFooter"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Literaturverzeichnis" style:display-name="Literaturverzeichnis" style:family="paragraph" style:parent-style-name="Standard" style:next-style-name="Standard">
      <style:text-properties fo:hyphenate="false"/>
    </style:style>
    <style:style style:name="Textkörper2" style:display-name="Textkörper 2" style:family="paragraph" style:parent-style-name="Standard">
      <style:paragraph-properties fo:margin-bottom="0.0833in" fo:line-height="200%"/>
      <style:text-properties fo:hyphenate="false"/>
    </style:style>
    <style:style style:name="Textkörper-Erstzeileneinzug" style:display-name="Textkörper-Erstzeileneinzug" style:family="paragraph" style:parent-style-name="Textkörper">
      <style:paragraph-properties fo:margin-bottom="0.0416in" fo:text-indent="0.25in"/>
      <style:text-properties fo:hyphenate="false"/>
    </style:style>
    <style:style style:name="Textkörper-Erstzeileneinzug2" style:display-name="Textkörper-Erstzeileneinzug 2" style:family="paragraph" style:parent-style-name="Textkörper-Zeileneinzug">
      <style:paragraph-properties fo:margin-bottom="0.0416in" fo:margin-left="0.25in" fo:text-indent="0.25in">
        <style:tab-stops/>
      </style:paragraph-properties>
      <style:text-properties fo:hyphenate="false"/>
    </style:style>
    <style:style style:name="Textkörper-Einzug2" style:display-name="Textkörper-Einzug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Grußformel" style:display-name="Grußformel" style:family="paragraph" style:parent-style-name="Standard">
      <style:paragraph-properties fo:margin-top="0in" fo:margin-bottom="0in" fo:line-height="100%" fo:margin-left="3in">
        <style:tab-stops/>
      </style:paragraph-properties>
      <style:text-properties fo:hyphenate="false"/>
    </style:style>
    <style:style style:name="Datum" style:display-name="Datum" style:family="paragraph" style:parent-style-name="Standard" style:next-style-name="Standard">
      <style:text-properties fo:hyphenate="false"/>
    </style:style>
    <style:style style:name="E-Mail-Signatur" style:display-name="E-Mail-Signatur" style:family="paragraph" style:parent-style-name="Standard">
      <style:paragraph-properties fo:margin-top="0in" fo:margin-bottom="0in" fo:line-height="100%"/>
      <style:text-properties fo:hyphenate="false"/>
    </style:style>
    <style:style style:name="Umschlagadresse" style:display-name="Umschlagadresse" style:family="paragraph" style:parent-style-name="Standard">
      <style:paragraph-properties fo:margin-top="0in" fo:margin-bottom="0in" fo:line-height="100%" fo:margin-left="2in">
        <style:tab-stops/>
      </style:paragraph-properties>
      <style:text-properties style:font-name-asian="Times New Roman" fo:font-size="12pt" style:font-size-asian="12pt" style:font-size-complex="12pt" fo:hyphenate="false"/>
    </style:style>
    <style:style style:name="HTMLAdresse" style:display-name="HTML Adresse" style:family="paragraph" style:parent-style-name="Standard">
      <style:paragraph-properties fo:margin-top="0in" fo:margin-bottom="0in" fo:line-height="100%"/>
      <style:text-properties fo:font-style="italic" style:font-style-asian="italic" style:font-style-complex="italic" fo:hyphenate="false"/>
    </style:style>
    <style:style style:name="Index2" style:display-name="Index 2" style:family="paragraph" style:parent-style-name="Standard" style:next-style-name="Standard" style:auto-update="true">
      <style:paragraph-properties fo:margin-top="0in" fo:margin-bottom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Standard" style:next-style-name="Standard" style:auto-update="true">
      <style:paragraph-properties fo:margin-top="0in" fo:margin-bottom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Standard" style:next-style-name="Standard" style:auto-update="true">
      <style:paragraph-properties fo:margin-top="0in" fo:margin-bottom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Standard" style:next-style-name="Standard" style:auto-update="true">
      <style:paragraph-properties fo:margin-top="0in" fo:margin-bottom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Standard" style:next-style-name="Standard" style:auto-update="true">
      <style:paragraph-properties fo:margin-top="0in" fo:margin-bottom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 style:auto-update="true">
      <style:paragraph-properties fo:margin-top="0in" fo:margin-bottom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Standard" style:next-style-name="Standard" style:auto-update="true">
      <style:paragraph-properties fo:margin-top="0in" fo:margin-bottom="0in" fo:line-height="100%" fo:margin-left="1.2222in" fo:text-indent="-0.1527in">
        <style:tab-stops/>
      </style:paragraph-properties>
      <style:text-properties fo:hyphenate="false"/>
    </style:style>
    <style:style style:name="Indexüberschrift" style:display-name="Indexüberschrift" style:family="paragraph" style:parent-style-name="Standard" style:next-style-name="Index1">
      <style:text-properties style:font-name-asian="Times New Roman" fo:font-weight="bold" style:font-weight-asian="bold" style:font-weight-complex="bold" fo:hyphenate="false"/>
    </style:style>
    <style:style style:name="Liste2" style:display-name="Liste 2" style:family="paragraph" style:parent-style-name="Standard">
      <style:paragraph-properties fo:margin-left="0.5in" fo:text-indent="-0.25in">
        <style:tab-stops/>
      </style:paragraph-properties>
      <style:text-properties fo:hyphenate="false"/>
    </style:style>
    <style:style style:name="Liste3" style:display-name="Liste 3" style:family="paragraph" style:parent-style-name="Standard">
      <style:paragraph-properties fo:margin-left="0.75in" fo:text-indent="-0.25in">
        <style:tab-stops/>
      </style:paragraph-properties>
      <style:text-properties fo:hyphenate="false"/>
    </style:style>
    <style:style style:name="Liste4" style:display-name="Liste 4" style:family="paragraph" style:parent-style-name="Standard">
      <style:paragraph-properties fo:margin-left="1in" fo:text-indent="-0.25in">
        <style:tab-stops/>
      </style:paragraph-properties>
      <style:text-properties fo:hyphenate="false"/>
    </style:style>
    <style:style style:name="Liste5" style:display-name="Liste 5" style:family="paragraph" style:parent-style-name="Standard">
      <style:paragraph-properties fo:margin-left="1.25in" fo:text-indent="-0.25in">
        <style:tab-stops/>
      </style:paragraph-properties>
      <style:text-properties fo:hyphenate="false"/>
    </style:style>
    <style:style style:name="Aufzählungszeichen2" style:display-name="Aufzählungszeichen 2" style:family="paragraph" style:parent-style-name="Standard" style:list-style-name="LFO7">
      <style:text-properties fo:hyphenate="false"/>
    </style:style>
    <style:style style:name="Aufzählungszeichen3" style:display-name="Aufzählungszeichen 3" style:family="paragraph" style:parent-style-name="Standard" style:list-style-name="LFO8">
      <style:text-properties fo:hyphenate="false"/>
    </style:style>
    <style:style style:name="Aufzählungszeichen4" style:display-name="Aufzählungszeichen 4" style:family="paragraph" style:parent-style-name="Standard" style:list-style-name="LFO9">
      <style:text-properties fo:hyphenate="false"/>
    </style:style>
    <style:style style:name="Aufzählungszeichen5" style:display-name="Aufzählungszeichen 5" style:family="paragraph" style:parent-style-name="Standard" style:list-style-name="LFO10">
      <style:text-properties fo:hyphenate="false"/>
    </style:style>
    <style:style style:name="Listenfortsetzung2" style:display-name="Listenfortsetzung 2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Listenfortsetzung3" style:display-name="Listenfortsetzung 3" style:family="paragraph" style:parent-style-name="Standard">
      <style:paragraph-properties fo:margin-bottom="0.0833in" fo:margin-left="0.75in">
        <style:tab-stops/>
      </style:paragraph-properties>
      <style:text-properties fo:hyphenate="false"/>
    </style:style>
    <style:style style:name="Listenfortsetzung4" style:display-name="Listenfortsetzung 4" style:family="paragraph" style:parent-style-name="Standard">
      <style:paragraph-properties fo:margin-bottom="0.0833in" fo:margin-left="1in">
        <style:tab-stops/>
      </style:paragraph-properties>
      <style:text-properties fo:hyphenate="false"/>
    </style:style>
    <style:style style:name="Listenfortsetzung5" style:display-name="Listenfortsetzung 5" style:family="paragraph" style:parent-style-name="Standard">
      <style:paragraph-properties fo:margin-bottom="0.0833in" fo:margin-left="1.25in">
        <style:tab-stops/>
      </style:paragraph-properties>
      <style:text-properties fo:hyphenate="false"/>
    </style:style>
    <style:style style:name="Listennummer" style:display-name="Listennummer" style:family="paragraph" style:parent-style-name="Standard" style:list-style-name="LFO1">
      <style:text-properties fo:hyphenate="false"/>
    </style:style>
    <style:style style:name="Listennummer2" style:display-name="Listennummer 2" style:family="paragraph" style:parent-style-name="Standard" style:list-style-name="LFO2">
      <style:text-properties fo:hyphenate="false"/>
    </style:style>
    <style:style style:name="Listennummer3" style:display-name="Listennummer 3" style:family="paragraph" style:parent-style-name="Standard" style:list-style-name="LFO3">
      <style:text-properties fo:hyphenate="false"/>
    </style:style>
    <style:style style:name="Listennummer4" style:display-name="Listennummer 4" style:family="paragraph" style:parent-style-name="Standard" style:list-style-name="LFO4">
      <style:text-properties fo:hyphenate="false"/>
    </style:style>
    <style:style style:name="Listennummer5" style:display-name="Listennummer 5" style:family="paragraph" style:parent-style-name="Standard" style:list-style-name="LFO5"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einLeerraum" style:display-name="Kein Leerraum" style:family="paragraph">
      <style:paragraph-properties fo:margin-top="0in" fo:margin-bottom="0in" fo:line-height="100%"/>
      <style:text-properties style:font-name-asian="Arial" style:font-name-complex="Arial" fo:hyphenate="false"/>
    </style:style>
    <style:style style:name="StandardWeb" style:display-name="Standard (Web)" style:family="paragraph" style:parent-style-name="Standard"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Standardeinzug" style:display-name="Standardeinzug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Fuß-Endnotenüberschrift" style:display-name="Fuß/-Endnotenüberschrift" style:family="paragraph" style:parent-style-name="Standard" style:next-style-name="Standard">
      <style:paragraph-properties fo:margin-top="0in" fo:margin-bottom="0in" fo:line-height="100%"/>
      <style:text-properties fo:hyphenate="false"/>
    </style:style>
    <style:style style:name="Unterschrift" style:display-name="Unterschrift" style:family="paragraph" style:parent-style-name="Standard">
      <style:paragraph-properties fo:margin-top="0in" fo:margin-bottom="0in" fo:line-height="100%" fo:margin-left="3in">
        <style:tab-stops/>
      </style:paragraph-properties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Verzeichnis3" style:display-name="Verzeichni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Verzeichnis4" style:display-name="Verzeichnis 4" style:family="paragraph" style:parent-style-name="Standard" style:next-style-name="Standard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Verzeichnis5" style:display-name="Verzeichnis 5" style:family="paragraph" style:parent-style-name="Standard" style:next-style-name="Standard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Verzeichnis6" style:display-name="Verzeichnis 6" style:family="paragraph" style:parent-style-name="Standard" style:next-style-name="Standard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Verzeichnis7" style:display-name="Verzeichnis 7" style:family="paragraph" style:parent-style-name="Standard" style:next-style-name="Standard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Verzeichnis8" style:display-name="Verzeichnis 8" style:family="paragraph" style:parent-style-name="Standard" style:next-style-name="Standard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Verzeichnis9" style:display-name="Verzeichnis 9" style:family="paragraph" style:parent-style-name="Standard" style:next-style-name="Standard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Überschrift3Zchn" style:display-name="Überschrift 3 Zchn" style:family="text" style:parent-style-name="Absatz-Standardschriftart">
      <style:text-properties style:font-name="Arial" style:font-name-asian="Arial" style:font-name-complex="Arial" fo:font-weight="bold" style:font-weight-asian="bold"/>
    </style:style>
    <style:style style:name="SprechblasentextZchn" style:display-name="Sprechblasentext Zchn" style:family="text" style:parent-style-name="Absatz-Standardschriftart">
      <style:text-properties style:font-name="Tahoma" style:font-name-asian="Tahoma" style:font-name-complex="Tahoma" style:font-size-complex="8pt"/>
    </style:style>
    <style:style style:name="Platzhaltertext" style:display-name="Platzhaltertext" style:family="text" style:parent-style-name="Absatz-Standardschriftart">
      <style:text-properties style:font-name="Arial" style:font-name-asian="Arial" style:font-name-complex="Arial" fo:color="#595959"/>
    </style:style>
    <style:style style:name="Überschrift6Zchn" style:display-name="Überschrift 6 Zchn" style:family="text" style:parent-style-name="Absatz-Standardschriftart">
      <style:text-properties style:font-name="Arial" style:font-name-asian="Times New Roman" style:font-name-complex="Arial" fo:color="#243F60"/>
    </style:style>
    <style:style style:name="Überschrift7Zchn" style:display-name="Überschrift 7 Zchn" style:family="text" style:parent-style-name="Absatz-Standardschriftart">
      <style:text-properties style:font-name="Arial" style:font-name-asian="Times New Roman" style:font-name-complex="Arial" fo:font-style="italic" style:font-style-asian="italic" style:font-style-complex="italic" fo:color="#243F60"/>
    </style:style>
    <style:style style:name="Überschrift8Zchn" style:display-name="Überschrift 8 Zchn" style:family="text" style:parent-style-name="Absatz-Standardschriftart">
      <style:text-properties style:font-name="Arial" style:font-name-asian="Times New Roman" style:font-name-complex="Arial" fo:color="#272727" style:font-size-complex="10.5pt"/>
    </style:style>
    <style:style style:name="Überschrift9Zchn" style:display-name="Überschrift 9 Zchn" style:family="text" style:parent-style-name="Absatz-Standardschriftart">
      <style:text-properties style:font-name="Arial" style:font-name-asian="Times New Roman" style:font-name-complex="Arial" fo:font-style="italic" style:font-style-asian="italic" style:font-style-complex="italic" fo:color="#272727" style:font-size-complex="10.5pt"/>
    </style:style>
    <style:style style:name="Textkörper3Zchn" style:display-name="Textkörper 3 Zchn" style:family="text" style:parent-style-name="Absatz-Standardschriftart">
      <style:text-properties style:font-name="Arial" style:font-name-asian="Arial" style:font-name-complex="Arial" style:font-size-complex="8pt"/>
    </style:style>
    <style:style style:name="TextkörperZchn" style:display-name="Textkörper Zchn" style:family="text" style:parent-style-name="Absatz-Standardschriftart">
      <style:text-properties style:font-name="Arial" style:font-name-asian="Arial" style:font-name-complex="Arial"/>
    </style:style>
    <style:style style:name="Textkörper-ZeileneinzugZchn" style:display-name="Textkörper-Zeileneinzug Zchn" style:family="text" style:parent-style-name="Absatz-Standardschriftart">
      <style:text-properties style:font-name="Arial" style:font-name-asian="Arial" style:font-name-complex="Arial"/>
    </style:style>
    <style:style style:name="Textkörper-Einzug3Zchn" style:display-name="Textkörper-Einzug 3 Zchn" style:family="text" style:parent-style-name="Absatz-Standardschriftart">
      <style:text-properties style:font-name="Arial" style:font-name-asian="Arial" style:font-name-complex="Arial" style:font-size-complex="8pt"/>
    </style:style>
    <style:style style:name="Kommentarzeichen" style:display-name="Kommentarzeichen" style:family="text" style:parent-style-name="Absatz-Standardschriftart">
      <style:text-properties style:font-name="Arial" style:font-name-asian="Arial" style:font-name-complex="Arial" style:font-size-complex="8pt"/>
    </style:style>
    <style:style style:name="KommentartextZchn" style:display-name="Kommentartext Zchn" style:family="text" style:parent-style-name="Absatz-Standardschriftart">
      <style:text-properties style:font-name="Arial" style:font-name-asian="Arial" style:font-name-complex="Arial" style:font-size-complex="10pt"/>
    </style:style>
    <style:style style:name="KommentarthemaZchn" style:display-name="Kommentarthema Zchn" style:family="text" style:parent-style-name="KommentartextZchn">
      <style:text-properties style:font-name="Arial" style:font-name-asian="Arial" style:font-name-complex="Arial" fo:font-weight="bold" style:font-weight-asian="bold" style:font-weight-complex="bold" style:font-size-complex="10pt"/>
    </style:style>
    <style:style style:name="DokumentstrukturZchn" style:display-name="Dokumentstruktur Zchn" style:family="text" style:parent-style-name="Absatz-Standardschriftart">
      <style:text-properties style:font-name="Segoe UI" style:font-name-asian="Segoe UI" style:font-name-complex="Segoe UI" style:font-size-complex="8pt"/>
    </style:style>
    <style:style style:name="EndnotentextZchn" style:display-name="Endnotentext Zchn" style:family="text" style:parent-style-name="Absatz-Standardschriftart">
      <style:text-properties style:font-name="Arial" style:font-name-asian="Arial" style:font-name-complex="Arial" style:font-size-complex="10pt"/>
    </style:style>
    <style:style style:name="FußnotentextZchn" style:display-name="Fußnotentext Zchn" style:family="text" style:parent-style-name="Absatz-Standardschriftart">
      <style:text-properties style:font-name="Arial" style:font-name-asian="Arial" style:font-name-complex="Arial" style:font-size-complex="10pt"/>
    </style:style>
    <style:style style:name="HTMLCode" style:display-name="HTML Code" style:family="text" style:parent-style-name="Absatz-Standardschriftart">
      <style:text-properties style:font-name="Consolas" style:font-name-asian="Consolas" style:font-name-complex="Arial" style:font-size-complex="10pt"/>
    </style:style>
    <style:style style:name="HTMLDefinition" style:display-name="HTML Definition" style:family="text" style:parent-style-name="Absatz-Standardschriftart">
      <style:text-properties style:font-name="Arial" style:font-name-asian="Arial" style:font-name-complex="Arial" fo:font-style="italic" style:font-style-asian="italic" style:font-style-complex="italic"/>
    </style:style>
    <style:style style:name="HTMLTastatur" style:display-name="HTML Tastatur" style:family="text" style:parent-style-name="Absatz-Standardschriftart">
      <style:text-properties style:font-name="Consolas" style:font-name-asian="Consolas" style:font-name-complex="Arial" style:font-size-complex="10pt"/>
    </style:style>
    <style:style style:name="HTMLVorformatiertZchn" style:display-name="HTML Vorformatiert Zchn" style:family="text" style:parent-style-name="Absatz-Standardschriftart">
      <style:text-properties style:font-name="Consolas" style:font-name-asian="Consolas" style:font-name-complex="Arial" style:font-size-complex="10pt"/>
    </style:style>
    <style:style style:name="HTMLBeispiel" style:display-name="HTML Beispiel" style:family="text" style:parent-style-name="Absatz-Standardschriftart">
      <style:text-properties style:font-name="Consolas" style:font-name-asian="Consolas" style:font-name-complex="Arial" style:font-size-complex="12pt"/>
    </style:style>
    <style:style style:name="HTMLSchreibmaschine" style:display-name="HTML Schreibmaschine" style:family="text" style:parent-style-name="Absatz-Standardschriftart">
      <style:text-properties style:font-name="Consolas" style:font-name-asian="Consolas" style:font-name-complex="Arial" style:font-size-complex="10pt"/>
    </style:style>
    <style:style style:name="HTMLVariable" style:display-name="HTML Variable" style:family="text" style:parent-style-name="Absatz-Standardschriftart">
      <style:text-properties style:font-name="Arial" style:font-name-asian="Arial" style:font-name-complex="Arial" fo:font-style="italic" style:font-style-asian="italic" style:font-style-complex="italic"/>
    </style:style>
    <style:style style:name="Hyperlink" style:display-name="Hyperlink" style:family="text" style:parent-style-name="Absatz-Standardschriftart">
      <style:text-properties style:font-name="Arial" style:font-name-asian="Arial" style:font-name-complex="Arial" fo:color="#0000FF" style:text-underline-type="single" style:text-underline-style="solid" style:text-underline-width="auto" style:text-underline-mode="continuous" style:text-underline-color="font-color"/>
    </style:style>
    <style:style style:name="Zeilennummer" style:display-name="Zeilennummer" style:family="text" style:parent-style-name="Absatz-Standardschriftart">
      <style:text-properties style:font-name="Arial" style:font-name-asian="Arial" style:font-name-complex="Arial"/>
    </style:style>
    <style:style style:name="MakrotextZchn" style:display-name="Makrotext Zchn" style:family="text" style:parent-style-name="Absatz-Standardschriftart">
      <style:text-properties style:font-name="Consolas" style:font-name-asian="Consolas" style:font-name-complex="Arial" style:font-size-complex="10pt"/>
    </style:style>
    <style:style style:name="NachrichtenkopfZchn" style:display-name="Nachrichtenkopf Zchn" style:family="text" style:parent-style-name="Absatz-Standardschriftart">
      <style:text-properties style:font-name="Arial" style:font-name-asian="Times New Roman" style:font-name-complex="Arial" fo:font-size="12pt" style:font-size-asian="12pt" style:font-size-complex="12pt" fo:background-color="transparent"/>
    </style:style>
    <style:style style:name="NurTextZchn" style:display-name="Nur Text Zchn" style:family="text" style:parent-style-name="Absatz-Standardschriftart">
      <style:text-properties style:font-name="Consolas" style:font-name-asian="Consolas" style:font-name-complex="Arial" style:font-size-complex="10.5pt"/>
    </style:style>
    <style:style style:name="AnredeZchn" style:display-name="Anrede Zchn" style:family="text" style:parent-style-name="Absatz-Standardschriftart">
      <style:text-properties style:font-name="Arial" style:font-name-asian="Arial" style:font-name-complex="Arial"/>
    </style:style>
    <style:style style:name="UntertitelZchn" style:display-name="Untertitel Zchn" style:family="text" style:parent-style-name="Absatz-Standardschriftart">
      <style:text-properties style:font-name="Arial" style:font-name-asian="Times New Roman" style:font-name-complex="Arial" fo:color="#5A5A5A" fo:letter-spacing="0.0104in"/>
    </style:style>
    <style:style style:name="ZitatZchn" style:display-name="Zitat Zchn" style:family="text" style:parent-style-name="Absatz-Standardschriftart">
      <style:text-properties style:font-name="Arial" style:font-name-asian="Arial" style:font-name-complex="Arial" fo:font-style="italic" style:font-style-asian="italic" style:font-style-complex="italic" fo:color="#404040"/>
    </style:style>
    <style:style style:name="IntensivesZitatZchn" style:display-name="Intensives Zitat Zchn" style:family="text" style:parent-style-name="Absatz-Standardschriftart">
      <style:text-properties style:font-name="Arial" style:font-name-asian="Arial" style:font-name-complex="Arial" fo:font-style="italic" style:font-style-asian="italic" style:font-style-complex="italic" fo:color="#365F91"/>
    </style:style>
    <style:style style:name="IntensiveHervorhebung" style:display-name="Intensive Hervorhebung" style:family="text" style:parent-style-name="Absatz-Standardschriftart">
      <style:text-properties style:font-name="Arial" style:font-name-asian="Arial" style:font-name-complex="Arial" fo:font-style="italic" style:font-style-asian="italic" style:font-style-complex="italic" fo:color="#365F91"/>
    </style:style>
    <style:style style:name="IntensiverVerweis" style:display-name="Intensiver Verweis" style:family="text" style:parent-style-name="Absatz-Standardschriftart">
      <style:text-properties style:font-name="Arial" style:font-name-asian="Arial" style:font-name-complex="Arial" fo:font-weight="bold" style:font-weight-asian="bold" style:font-weight-complex="bold" fo:text-transform="none" fo:font-variant="normal" fo:color="#365F91" fo:letter-spacing="normal"/>
    </style:style>
    <style:style style:name="Buchtitel" style:display-name="Buchtitel" style:family="text" style:parent-style-name="Absatz-Standardschriftar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letter-spacing="normal"/>
    </style:style>
    <style:style style:name="NichtaufgelösteErwähnung" style:display-name="Nicht aufgelöste Erwähnung" style:family="text" style:parent-style-name="Absatz-Standardschriftart">
      <style:text-properties style:font-name="Arial" style:font-name-asian="Arial" style:font-name-complex="Arial" fo:color="#595959" fo:background-color="#E6E6E6"/>
    </style:style>
    <style:style style:name="KopfzeileZchn" style:display-name="Kopfzeile Zchn" style:family="text" style:parent-style-name="Absatz-Standardschriftart">
      <style:text-properties style:font-name="Arial" style:font-name-asian="Arial" style:font-name-complex="Arial"/>
    </style:style>
    <style:style style:name="FußzeileZchn" style:display-name="Fußzeile Zchn" style:family="text" style:parent-style-name="Absatz-Standardschriftart">
      <style:text-properties style:font-name="Arial" style:font-name-asian="Arial" style:font-name-complex="Arial"/>
    </style:style>
    <style:style style:name="Textkörper2Zchn" style:display-name="Textkörper 2 Zchn" style:family="text" style:parent-style-name="Absatz-Standardschriftart">
      <style:text-properties style:font-name="Arial" style:font-name-asian="Arial" style:font-name-complex="Arial"/>
    </style:style>
    <style:style style:name="Textkörper-ErstzeileneinzugZchn" style:display-name="Textkörper-Erstzeileneinzug Zchn" style:family="text" style:parent-style-name="TextkörperZchn">
      <style:text-properties style:font-name="Arial" style:font-name-asian="Arial" style:font-name-complex="Arial"/>
    </style:style>
    <style:style style:name="Textkörper-Erstzeileneinzug2Zchn" style:display-name="Textkörper-Erstzeileneinzug 2 Zchn" style:family="text" style:parent-style-name="Textkörper-ZeileneinzugZchn">
      <style:text-properties style:font-name="Arial" style:font-name-asian="Arial" style:font-name-complex="Arial"/>
    </style:style>
    <style:style style:name="Textkörper-Einzug2Zchn" style:display-name="Textkörper-Einzug 2 Zchn" style:family="text" style:parent-style-name="Absatz-Standardschriftart">
      <style:text-properties style:font-name="Arial" style:font-name-asian="Arial" style:font-name-complex="Arial"/>
    </style:style>
    <style:style style:name="GrußformelZchn" style:display-name="Grußformel Zchn" style:family="text" style:parent-style-name="Absatz-Standardschriftart">
      <style:text-properties style:font-name="Arial" style:font-name-asian="Arial" style:font-name-complex="Arial"/>
    </style:style>
    <style:style style:name="DatumZchn" style:display-name="Datum Zchn" style:family="text" style:parent-style-name="Absatz-Standardschriftart">
      <style:text-properties style:font-name="Arial" style:font-name-asian="Arial" style:font-name-complex="Arial"/>
    </style:style>
    <style:style style:name="E-Mail-SignaturZchn" style:display-name="E-Mail-Signatur Zchn" style:family="text" style:parent-style-name="Absatz-Standardschriftart">
      <style:text-properties style:font-name="Arial" style:font-name-asian="Arial" style:font-name-complex="Arial"/>
    </style:style>
    <style:style style:name="Hervorhebung" style:display-name="Hervorhebung" style:family="text" style:parent-style-name="Absatz-Standardschriftart">
      <style:text-properties style:font-name="Arial" style:font-name-asian="Arial" style:font-name-complex="Arial" fo:font-style="italic" style:font-style-asian="italic" style:font-style-complex="italic"/>
    </style:style>
    <style:style style:name="Endnotenzeichen" style:display-name="Endnotenzeichen" style:family="text" style:parent-style-name="Absatz-Standardschriftart">
      <style:text-properties style:font-name="Arial" style:font-name-asian="Arial" style:font-name-complex="Arial" style:text-position="super 63.6%"/>
    </style:style>
    <style:style style:name="BesuchterLink" style:display-name="BesuchterLink" style:family="text" style:parent-style-name="Absatz-Standardschriftart">
      <style:text-properties style:font-name="Arial" style:font-name-asian="Arial" style:font-name-complex="Arial" fo:color="#800080" style:text-underline-type="single" style:text-underline-style="solid" style:text-underline-width="auto" style:text-underline-mode="continuous" style:text-underline-color="font-color"/>
    </style:style>
    <style:style style:name="Fußnotenzeichen" style:display-name="Fußnotenzeichen" style:family="text" style:parent-style-name="Absatz-Standardschriftart">
      <style:text-properties style:font-name="Arial" style:font-name-asian="Arial" style:font-name-complex="Arial" style:text-position="super 63.6%"/>
    </style:style>
    <style:style style:name="Hashtag" style:display-name="Hashtag" style:family="text" style:parent-style-name="Absatz-Standardschriftart">
      <style:text-properties style:font-name="Arial" style:font-name-asian="Arial" style:font-name-complex="Arial" fo:color="#2B579A" fo:background-color="#E6E6E6"/>
    </style:style>
    <style:style style:name="Überschrift4Zchn" style:display-name="Überschrift 4 Zchn" style:family="text" style:parent-style-name="Absatz-Standardschriftart">
      <style:text-properties style:font-name="Arial" style:font-name-asian="Times New Roman" style:font-name-complex="Arial" fo:font-weight="bold" style:font-weight-asian="bold" style:font-style-complex="italic"/>
    </style:style>
    <style:style style:name="Überschrift5Zchn" style:display-name="Überschrift 5 Zchn" style:family="text" style:parent-style-name="Absatz-Standardschriftart">
      <style:text-properties style:font-name="Arial" style:font-name-asian="Times New Roman" style:font-name-complex="Arial" fo:color="#365F91"/>
    </style:style>
    <style:style style:name="HTMLAkronym" style:display-name="HTML Akronym" style:family="text" style:parent-style-name="Absatz-Standardschriftart">
      <style:text-properties style:font-name="Arial" style:font-name-asian="Arial" style:font-name-complex="Arial"/>
    </style:style>
    <style:style style:name="HTMLAdresseZchn" style:display-name="HTML Adresse Zchn" style:family="text" style:parent-style-name="Absatz-Standardschriftart">
      <style:text-properties style:font-name="Arial" style:font-name-asian="Arial" style:font-name-complex="Arial" fo:font-style="italic" style:font-style-asian="italic" style:font-style-complex="italic"/>
    </style:style>
    <style:style style:name="HTMLZitat" style:display-name="HTML Zitat" style:family="text" style:parent-style-name="Absatz-Standardschriftart">
      <style:text-properties style:font-name="Arial" style:font-name-asian="Arial" style:font-name-complex="Arial" fo:font-style="italic" style:font-style-asian="italic" style:font-style-complex="italic"/>
    </style:style>
    <style:style style:name="Erwähnung" style:display-name="Erwähnung" style:family="text" style:parent-style-name="Absatz-Standardschriftart">
      <style:text-properties style:font-name="Arial" style:font-name-asian="Arial" style:font-name-complex="Arial" fo:color="#2B579A" fo:background-color="#E6E6E6"/>
    </style:style>
    <style:style style:name="Fuß-EndnotenüberschriftZchn" style:display-name="Fuß/-Endnotenüberschrift Zchn" style:family="text" style:parent-style-name="Absatz-Standardschriftart">
      <style:text-properties style:font-name="Arial" style:font-name-asian="Arial" style:font-name-complex="Arial"/>
    </style:style>
    <style:style style:name="Seitenzahl" style:display-name="Seitenzahl" style:family="text" style:parent-style-name="Absatz-Standardschriftart">
      <style:text-properties style:font-name="Arial" style:font-name-asian="Arial" style:font-name-complex="Arial"/>
    </style:style>
    <style:style style:name="UnterschriftZchn" style:display-name="Unterschrift Zchn" style:family="text" style:parent-style-name="Absatz-Standardschriftart">
      <style:text-properties style:font-name="Arial" style:font-name-asian="Arial" style:font-name-complex="Arial"/>
    </style:style>
    <style:style style:name="SmartHyperlink" style:display-name="Smart Hyperlink" style:family="text" style:parent-style-name="Absatz-Standardschriftart">
      <style:text-properties style:font-name="Arial" style:font-name-asian="Arial" style:font-name-complex="Arial" style:text-underline-type="single" style:text-underline-style="dotted" style:text-underline-width="auto" style:text-underline-mode="continuous" style:text-underline-color="font-color"/>
    </style:style>
    <style:style style:name="Fett" style:display-name="Fett" style:family="text" style:parent-style-name="Absatz-Standardschriftart">
      <style:text-properties style:font-name="Arial" style:font-name-asian="Arial" style:font-name-complex="Arial" fo:font-weight="bold" style:font-weight-asian="bold" style:font-weight-complex="bold"/>
    </style:style>
    <style:style style:name="SchwacheHervorhebung" style:display-name="Schwache Hervorhebung" style:family="text" style:parent-style-name="Absatz-Standardschriftart">
      <style:text-properties style:font-name="Arial" style:font-name-asian="Arial" style:font-name-complex="Arial" fo:font-style="italic" style:font-style-asian="italic" style:font-style-complex="italic" fo:color="#404040"/>
    </style:style>
    <style:style style:name="SchwacherVerweis" style:display-name="Schwacher Verweis" style:family="text" style:parent-style-name="Absatz-Standardschriftart">
      <style:text-properties style:font-name="Arial" style:font-name-asian="Arial" style:font-name-complex="Arial" fo:font-variant="small-caps" fo:color="#5A5A5A"/>
    </style:style>
    <style:style style:name="Footnoteanchor" style:display-name="Footnote anchor" style:family="text">
      <style:text-properties style:text-position="super 63.6%"/>
    </style:style>
    <style:style style:name="FootnoteSymbol" style:display-name="Footnote Symbol" style:family="text"/>
    <style:style style:name="Endnoteanchor" style:display-name="Endnote anchor" style:family="text">
      <style:text-properties style:text-position="super 63.6%"/>
    </style:style>
    <style:style style:name="EndnoteSymbol" style:display-name="Endnote Symbol" style:family="text"/>
    <style:style style:name="WW_CharLFO1LVL1" style:family="text">
      <style:text-properties style:font-name="Times New Roman" style:font-name-complex="Times New Roman"/>
    </style:style>
    <text:list-style style:name="E" style:display-name="1 / 1.1 / 1.1.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LVL1" style:family="text">
      <style:text-properties style:font-name="Times New Roman" style:font-name-complex="Times New Roman"/>
    </style:style>
    <text:list-style style:name="ai" style:display-name="1 / a / i">
      <text:list-level-style-number text:level="1" text:style-name="WW_CharLFO2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3LVL1" style:family="text">
      <style:text-properties style:font-name="Times New Roman" style:font-name-complex="Times New Roman"/>
    </style:style>
    <text:list-style style:name="ArtikelAbschnitt" style:display-name="Artikel / Abschnitt">
      <text:list-level-style-number text:level="1" text:style-name="WW_CharLFO3LVL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1" style:display-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 style:display-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 style:display-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 style:display-name="LFO4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 style:display-name="LFO5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="Symbol"/>
    </style:style>
    <text:list-style style:name="LFO6" style:display-name="LFO6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LFO7" style:display-name="LFO7">
      <text:list-level-style-bullet text:level="1" text:style-name="WW_CharLFO10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LFO8" style:display-name="LFO8">
      <text:list-level-style-bullet text:level="1" text:style-name="WW_CharLFO11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LFO9" style:display-name="LFO9">
      <text:list-level-style-bullet text:level="1" text:style-name="WW_CharLFO12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LFO10" style:display-name="LFO10">
      <text:list-level-style-bullet text:level="1" text:style-name="WW_CharLFO13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ußnotenzeichen" text:citation-body-style-name="Fußnotenzeichen" text:start-value="0" style:num-format="1" text:start-numbering-at="document" text:footnotes-position="page"/>
    <text:notes-configuration text:note-class="endnote" text:citation-style-name="Endnotenzeichen" text:citation-body-style-name="Endnotenzeiche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37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25in"/>
      </style:footer-style>
    </style:page-layout>
  </office:automatic-styles>
  <office:master-styles>
    <style:master-page style:name="MP0" style:page-layout-name="PL0">
      <style:header>
        <text:p text:style-name="Kopfzeile"/>
      </style:header>
      <style:footer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calAdmin</meta:initial-creator>
    <dc:creator>Alexander Rehmer</dc:creator>
    <meta:creation-date>2021-01-14T08:52:00Z</meta:creation-date>
    <dc:date>2021-01-18T13:53:00Z</dc:date>
    <meta:template xlink:href="tf02806216_win32.dotx" xlink:type="simple"/>
    <meta:editing-cycles>9</meta:editing-cycles>
    <meta:editing-duration>PT0S</meta:editing-duration>
    <meta:document-statistic meta:page-count="1" meta:paragraph-count="1" meta:word-count="121" meta:character-count="885" meta:row-count="6" meta:non-whitespace-character-count="765"/>
  </office:meta>
</office:document-meta>
</file>